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3b19" officeooo:paragraph-rsid="001b3b19"/>
    </style:style>
    <style:style style:name="P2" style:family="paragraph" style:parent-style-name="Standard">
      <style:text-properties officeooo:rsid="001b3e28" officeooo:paragraph-rsid="001b3e28"/>
    </style:style>
    <style:style style:name="P3" style:family="paragraph" style:parent-style-name="Standard">
      <style:text-properties officeooo:rsid="0021b9db" officeooo:paragraph-rsid="0025d3f9"/>
    </style:style>
    <style:style style:name="P4" style:family="paragraph" style:parent-style-name="Standard">
      <style:text-properties officeooo:rsid="0028143a" officeooo:paragraph-rsid="0028143a"/>
    </style:style>
    <style:style style:name="P5" style:family="paragraph" style:parent-style-name="Standard">
      <style:text-properties officeooo:rsid="002d4d8d" officeooo:paragraph-rsid="002d4d8d"/>
    </style:style>
    <style:style style:name="P6" style:family="paragraph" style:parent-style-name="Standard">
      <style:text-properties officeooo:rsid="002d4d8d" officeooo:paragraph-rsid="002fd777"/>
    </style:style>
    <style:style style:name="P7" style:family="paragraph" style:parent-style-name="Standard">
      <style:text-properties officeooo:rsid="002d4d8d" officeooo:paragraph-rsid="003258e4"/>
    </style:style>
    <style:style style:name="P8" style:family="paragraph" style:parent-style-name="Standard">
      <style:text-properties officeooo:rsid="002d4d8d" officeooo:paragraph-rsid="003644e3"/>
    </style:style>
    <style:style style:name="P9" style:family="paragraph" style:parent-style-name="Standard">
      <style:text-properties fo:font-weight="normal" officeooo:rsid="001b3b19" officeooo:paragraph-rsid="001b3b19" style:font-weight-asian="normal" style:font-weight-complex="normal"/>
    </style:style>
    <style:style style:name="P10" style:family="paragraph" style:parent-style-name="Standard">
      <style:text-properties fo:font-weight="normal" officeooo:rsid="001dfed2" officeooo:paragraph-rsid="001b3e28" style:font-weight-asian="normal" style:font-weight-complex="normal"/>
    </style:style>
    <style:style style:name="P11" style:family="paragraph" style:parent-style-name="Standard">
      <style:text-properties fo:font-weight="normal" officeooo:rsid="001b3e28" officeooo:paragraph-rsid="0025d3f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282b" style:font-weight-asian="bold" style:font-weight-complex="bold"/>
    </style:style>
    <style:style style:name="T3" style:family="text">
      <style:text-properties fo:font-weight="bold" officeooo:rsid="001b3e28" style:font-weight-asian="bold" style:font-weight-complex="bold"/>
    </style:style>
    <style:style style:name="T4" style:family="text">
      <style:text-properties fo:font-weight="bold" officeooo:rsid="0023b16d" style:font-weight-asian="bold" style:font-weight-complex="bold"/>
    </style:style>
    <style:style style:name="T5" style:family="text">
      <style:text-properties fo:font-weight="bold" officeooo:rsid="0024c27d" style:font-weight-asian="bold" style:font-weight-complex="bold"/>
    </style:style>
    <style:style style:name="T6" style:family="text">
      <style:text-properties fo:font-weight="bold" officeooo:rsid="002455f6" style:font-weight-asian="bold" style:font-weight-complex="bold"/>
    </style:style>
    <style:style style:name="T7" style:family="text">
      <style:text-properties fo:font-weight="bold" officeooo:rsid="0025d3f9" style:font-weight-asian="bold" style:font-weight-complex="bold"/>
    </style:style>
    <style:style style:name="T8" style:family="text">
      <style:text-properties fo:font-weight="bold" officeooo:rsid="002be955" style:font-weight-asian="bold" style:font-weight-complex="bold"/>
    </style:style>
    <style:style style:name="T9" style:family="text">
      <style:text-properties fo:font-weight="bold" officeooo:rsid="002fd777" style:font-weight-asian="bold" style:font-weight-complex="bold"/>
    </style:style>
    <style:style style:name="T10" style:family="text">
      <style:text-properties fo:font-weight="bold" officeooo:rsid="00335afe" style:font-weight-asian="bold" style:font-weight-complex="bold"/>
    </style:style>
    <style:style style:name="T11" style:family="text">
      <style:text-properties fo:font-weight="bold" officeooo:rsid="003644e3" style:font-weight-asian="bold" style:font-weight-complex="bold"/>
    </style:style>
    <style:style style:name="T12" style:family="text">
      <style:text-properties fo:font-weight="bold" officeooo:rsid="003d4626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d282b" style:font-weight-asian="normal" style:font-weight-complex="normal"/>
    </style:style>
    <style:style style:name="T15" style:family="text">
      <style:text-properties fo:font-weight="normal" officeooo:rsid="001ddc8c" style:font-weight-asian="normal" style:font-weight-complex="normal"/>
    </style:style>
    <style:style style:name="T16" style:family="text">
      <style:text-properties fo:font-weight="normal" officeooo:rsid="001dfed2" style:font-weight-asian="normal" style:font-weight-complex="normal"/>
    </style:style>
    <style:style style:name="T17" style:family="text">
      <style:text-properties fo:font-weight="normal" officeooo:rsid="001b3e28" style:font-weight-asian="normal" style:font-weight-complex="normal"/>
    </style:style>
    <style:style style:name="T18" style:family="text">
      <style:text-properties fo:font-weight="normal" officeooo:rsid="002455f6" style:font-weight-asian="normal" style:font-weight-complex="normal"/>
    </style:style>
    <style:style style:name="T19" style:family="text">
      <style:text-properties fo:font-weight="normal" officeooo:rsid="0024c27d" style:font-weight-asian="normal" style:font-weight-complex="normal"/>
    </style:style>
    <style:style style:name="T20" style:family="text">
      <style:text-properties fo:font-weight="normal" officeooo:rsid="0025d3f9" style:font-weight-asian="normal" style:font-weight-complex="normal"/>
    </style:style>
    <style:style style:name="T21" style:family="text">
      <style:text-properties fo:font-weight="normal" officeooo:rsid="0021b9db" style:font-weight-asian="normal" style:font-weight-complex="normal"/>
    </style:style>
    <style:style style:name="T22" style:family="text">
      <style:text-properties fo:font-weight="normal" officeooo:rsid="002be955" style:font-weight-asian="normal" style:font-weight-complex="normal"/>
    </style:style>
    <style:style style:name="T23" style:family="text">
      <style:text-properties fo:font-weight="normal" officeooo:rsid="002fd777" style:font-weight-asian="normal" style:font-weight-complex="normal"/>
    </style:style>
    <style:style style:name="T24" style:family="text">
      <style:text-properties fo:font-weight="normal" officeooo:rsid="00335afe" style:font-weight-asian="normal" style:font-weight-complex="normal"/>
    </style:style>
    <style:style style:name="T25" style:family="text">
      <style:text-properties fo:font-weight="normal" officeooo:rsid="003644e3" style:font-weight-asian="normal" style:font-weight-complex="normal"/>
    </style:style>
    <style:style style:name="T26" style:family="text">
      <style:text-properties fo:font-weight="normal" officeooo:rsid="003d4626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’insieme delle classi/oggetti che sono coinvolti nella parte server sono mostrate nel seguente class diagram.</text:p>
      <text:p text:style-name="P1"/>
      <text:p text:style-name="P1"/>
      <text:p text:style-name="P1">Per gli use case relativi alla parte <text:span text:style-name="T1">Server Start</text:span>, sono coinvolti I seguenti oggetti con I seguenti ruoli/relazioni. <text:span text:style-name="T1">ServerImpl</text:span> è l’oggetto su cui viene eseguito il metodo <text:span text:style-name="T1">main()</text:span> che da inizio a tutto il processo. La classe di questo oggetto implementa l’interfaccia <text:span text:style-name="T1">Server</text:span>, ed estende la classe <text:span text:style-name="T1">UnicastRemoteObject</text:span>. Questo oggetto usa un oggetto di classe <text:span text:style-name="T1">AccessController</text:span><text:span text:style-name="T13"> per gestire la parte di login/registrazione utente admin. La classe dell’oggetto </text:span><text:span text:style-name="T1">AccessController</text:span><text:span text:style-name="T13"> estende la classe astratta </text:span><text:span text:style-name="T1">Access</text:span><text:span text:style-name="T13">. Questo oggetto, userà la classe </text:span><text:span text:style-name="T1">Access</text:span><text:span text:style-name="T13"> e il parametro pubblico </text:span><text:span text:style-name="T1">sqlInitialize</text:span><text:span text:style-name="T13">, per creare le tabelle nel database.</text:span></text:p>
      <text:p text:style-name="P1"><text:span text:style-name="T13">Dopo aver eseguito la parte di start del server, l’oggetto </text:span><text:span text:style-name="T1">AccessController</text:span><text:span text:style-name="T13"> richiama il metodo </text:span><text:span text:style-name="T1">setDbReference</text:span><text:span text:style-name="T13">() su ServerImpl per settare il riferimento all’oggetto </text:span><text:span text:style-name="T1">DatabaseController</text:span><text:span text:style-name="T13"> creato.</text:span></text:p>
      <text:p text:style-name="P9"/>
      <text:p text:style-name="P2"><text:span text:style-name="T13">Per gli use case relativi alla parte </text:span><text:span text:style-name="T1">User Part</text:span><text:span text:style-name="T13">, sono coinvolti I seguenti oggetti con I seguenti ruoli/relazioni. </text:span><text:span text:style-name="T1">ServerImpl</text:span><text:span text:style-name="T13">, quando riceve una richiesta su uno dei metodi remoti relativi a questa parte, crea un’istanza (thread) di </text:span><text:span text:style-name="T1">PlayerThread</text:span><text:span text:style-name="T13">. La classe </text:span><text:span text:style-name="T1">PlayerThread</text:span><text:span text:style-name="T13"> estende la classe astratta </text:span><text:span text:style-name="T1">Player</text:span><text:span text:style-name="T13">, che usa/sfrutta I metodi dell’interfaccia </text:span><text:span text:style-name="T1">PlayerCredentials</text:span><text:span text:style-name="T13"> </text:span><text:span text:style-name="T19">(che estende l’interfaccia </text:span><text:span text:style-name="T5">Remote</text:span><text:span text:style-name="T19">)</text:span><text:span text:style-name="T13">. Durante l’esecuzione dei vari metodi presenti sugli oggetti di tipo PlayerThread, questi oggetti usano I metodi dell’interfaccia </text:span><text:span text:style-name="T1">PlayerCredentials</text:span><text:span text:style-name="T13"> per inviare al client la risposta a seguito della sua richiesta. </text:span><text:span text:style-name="T14">Gli oggetti/thread </text:span><text:span text:style-name="T2">PlayerThread</text:span><text:span text:style-name="T14">, durante le loro operazioni, usano la classe </text:span><text:span text:style-name="T2">JavaMailController</text:span><text:span text:style-name="T14"> (che implementa l’interfaccia </text:span><text:span text:style-name="T2">JavaMail</text:span><text:span text:style-name="T14">) </text:span><text:span text:style-name="T15">per inviare mail agli utenti (nelle operazioni di registrazione, cambio dati, e reset password). </text:span><text:span text:style-name="T16">Questi oggetti usano anche la classe Bcrypt nel momento in cui le password vengono memorizzate nel DB (per criptarle ed evitare che vengano salvate in chiaro).</text:span></text:p>
      <text:p text:style-name="P10"/>
      <text:p text:style-name="P3"><text:span text:style-name="T16">P</text:span><text:span text:style-name="T13">er gli use case relativi alla parte </text:span><text:span text:style-name="T1">Monitoring Part</text:span><text:span text:style-name="T13">, sono coinvolti I seguenti oggetti con I seguenti ruoli/relazioni. </text:span><text:span text:style-name="T3">ServerImpl</text:span><text:span text:style-name="T17">, quando riceve una richiesta su uno dei metodi remoti relativi a questa parte, crea un’istanza (thread) di </text:span><text:span text:style-name="T4">MonitorThread</text:span><text:span text:style-name="T17">. </text:span><text:span text:style-name="T18">La classe </text:span><text:span text:style-name="T6">MonitorThread</text:span><text:span text:style-name="T18"> estende la classe astratta </text:span><text:span text:style-name="T6">Monitor</text:span><text:span text:style-name="T18">. </text:span><text:span text:style-name="T20">Durante l’esecuzione dei vari metodi presenti sugli oggetti di tipo </text:span><text:span text:style-name="T7">MonitorThread</text:span><text:span text:style-name="T20">, questi oggetti usano I metodi dell’interfaccia </text:span><text:span text:style-name="T7">MonitorClient</text:span><text:span text:style-name="T20"> (che estende l’interfaccia </text:span><text:span text:style-name="T7">Remote</text:span><text:span text:style-name="T20">) <text:s/></text:span><text:span text:style-name="T17">per inviare al client la risposta a seguito della sua richiesta.</text:span></text:p>
      <text:p text:style-name="P11"/>
      <text:p text:style-name="P4"><text:span text:style-name="T17">P</text:span><text:span text:style-name="T13">er gli use case relativi alla parte </text:span><text:span text:style-name="T1">Game Part</text:span><text:span text:style-name="T13">, sono coinvolti </text:span><text:span text:style-name="T21">I seguenti oggetti con I seguenti ruoli/relazioni. </text:span><text:span text:style-name="T13">ServerImpl, quando riceve una richiesta di creazione di una nuova partita, crea un nuovo oggetto di classe </text:span><text:span text:style-name="T1">GameThread</text:span><text:span text:style-name="T13">, e invoca il metodo </text:span><text:span text:style-name="T1">run()</text:span><text:span text:style-name="T13">. Questo metodo si occuperà della creazione della partita. </text:span><text:span text:style-name="T22">La classe </text:span><text:span text:style-name="T8">GameThread</text:span><text:span text:style-name="T22"> estende </text:span><text:span text:style-name="T8">UnicastRemoteObject</text:span><text:span text:style-name="T22">, e implementa l’interfaccia </text:span><text:span text:style-name="T8">Game</text:span><text:span text:style-name="T22">. L’interfaccia </text:span><text:span text:style-name="T8">Game</text:span><text:span text:style-name="T22"> estende l’interfaccia </text:span><text:span text:style-name="T8">Remote</text:span><text:span text:style-name="T22">, e usa l’interfaccia </text:span><text:span text:style-name="T8">GameClient</text:span><text:span text:style-name="T22"> (I metodi implementati in </text:span><text:span text:style-name="T8">GameThread</text:span><text:span text:style-name="T22"> useranno I metodi dell’interfaccia </text:span><text:span text:style-name="T8">GameClient</text:span><text:span text:style-name="T22"> per comunicare con Il client). L’interfaccia </text:span><text:span text:style-name="T8">GameClient</text:span><text:span text:style-name="T22"> estende l’interfaccia </text:span><text:span text:style-name="T8">Remote</text:span><text:span text:style-name="T22">, e usa la classe </text:span><text:span text:style-name="T8">WordRecord</text:span><text:span text:style-name="T22"> (usata per inviare le parole trovate durante la sessione di gioco ai client. Questa classe implementa l’interfaccia </text:span><text:span text:style-name="T8">Serializable</text:span><text:span text:style-name="T22">).</text:span></text:p>
      <text:p text:style-name="P5"><text:span text:style-name="T22">D</text:span><text:span text:style-name="T13">urante lo svolgimento delle sessioni di gioco, gli oggetti </text:span><text:span text:style-name="T1">GameThread</text:span><text:span text:style-name="T13">, useranno la classe </text:span><text:span text:style-name="T1">Matrix</text:span><text:span text:style-name="T13"> (che a sua volta usa </text:span><text:span text:style-name="T1">Dice</text:span><text:span text:style-name="T13">), per generare le matrici di gioco.</text:span></text:p>
      <text:p text:style-name="P6"><text:span text:style-name="T22">D</text:span><text:span text:style-name="T13">urante lo svolgimento delle sessioni di gioco, gli oggetti </text:span><text:span text:style-name="T1">GameThread</text:span><text:span text:style-name="T13">, </text:span><text:span text:style-name="T26">sfrutteranno Il metodo </text:span><text:span text:style-name="T12">performCountdown</text:span><text:span text:style-name="T23"> come ausilio per la gestione dei timer (timer per il countdown di partita; timer per il countdown per il controllo delle parole proposte).</text:span></text:p>
      <text:p text:style-name="P7"><text:span text:style-name="T22">D</text:span><text:span text:style-name="T23">urante lo svolgimento delle sessioni di gioco, gli oggetti </text:span><text:span text:style-name="T9">GameThread</text:span><text:span text:style-name="T23">, </text:span><text:span text:style-name="T24">useranno gli oggetti di classe </text:span><text:span text:style-name="T10">GameThreadUtils</text:span><text:span text:style-name="T24"> come aiuto per l’esecuzione di alcune operazioni (tra cui quella di ricerca di una parola nella matrice. Per questo, la classe </text:span><text:span text:style-name="T10">GameThreadUtils</text:span><text:span text:style-name="T24">, usa <text:s/>gli oggetti di classe </text:span><text:span text:style-name="T10">Research</text:span><text:span text:style-name="T24">).</text:span></text:p>
      <text:p text:style-name="P8"><text:soft-page-break/><text:span text:style-name="T22">D</text:span><text:span text:style-name="T23">urante lo svolgimento delle sessioni di gioco, gli oggetti </text:span><text:span text:style-name="T9">GameThread</text:span><text:span text:style-name="T23">, </text:span><text:span text:style-name="T24">useranno gli oggetti di classe </text:span><text:span text:style-name="T11">Dictionary</text:span><text:span text:style-name="T25"> come ausilio per la ricerca delle parole proposte dai giocatori nel dizionario di lingua italian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2T10:26:32.544180477</meta:creation-date>
    <dc:date>2021-02-03T13:56:26.260468306</dc:date>
    <meta:editing-duration>PT47M51S</meta:editing-duration>
    <meta:editing-cycles>24</meta:editing-cycles>
    <meta:generator>LibreOffice/6.0.7.3$Linux_X86_64 LibreOffice_project/00m0$Build-3</meta:generator>
    <meta:document-statistic meta:table-count="0" meta:image-count="0" meta:object-count="0" meta:page-count="2" meta:paragraph-count="10" meta:word-count="594" meta:character-count="4208" meta:non-whitespace-character-count="3622"/>
  </office:meta>
</office:document-meta>
</file>